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44" style:family="table">
      <style:table-properties style:width="9.151cm" fo:margin-top="0.049cm" fo:margin-bottom="0cm" table:align="margins"/>
    </style:style>
    <style:style style:name="Tableau44.A" style:family="table-column">
      <style:table-column-properties style:column-width="0.915cm" style:rel-column-width="6553*"/>
    </style:style>
    <style:style style:name="Tableau44.J" style:family="table-column">
      <style:table-column-properties style:column-width="0.915cm" style:rel-column-width="6558*"/>
    </style:style>
    <style:style style:name="Tableau44.1" style:family="table-row">
      <style:table-row-properties style:min-row-height="0.6cm"/>
    </style:style>
    <style:style style:name="Tableau44.A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44.J1" style:family="table-cell" style:data-style-name="N0">
      <style:table-cell-properties style:vertical-align="middle" fo:padding="0cm" fo:border="0.5pt solid #000000"/>
    </style:style>
    <style:style style:name="Tableau44.A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44.J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J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_5f_Réponse_5f_Pointillés_5f_Grisés">
      <style:text-properties officeooo:paragraph-rsid="00a4f46e"/>
    </style:style>
    <style:style style:name="P14" style:family="paragraph" style:parent-style-name="_5f_Paragraphe_5f_Réponse_5f_Pointillés_5f_Grisés">
      <style:text-properties officeooo:paragraph-rsid="00a6b505"/>
    </style:style>
    <style:style style:name="P15" style:family="paragraph" style:parent-style-name="_5f_Paragraphe_5f_Réponse_5f_Elève">
      <style:text-properties officeooo:paragraph-rsid="00a6b505"/>
    </style:style>
    <style:style style:name="P16" style:family="paragraph" style:parent-style-name="_5f_Paragraphe">
      <style:text-properties officeooo:paragraph-rsid="00b1ed6a"/>
    </style:style>
    <style:style style:name="P17" style:family="paragraph" style:parent-style-name="_5f_Paragraphe_5f_Réponse_5f_Elève">
      <style:text-properties officeooo:paragraph-rsid="00b1ed6a"/>
    </style:style>
    <style:style style:name="P18" style:family="paragraph" style:parent-style-name="_5f_Paragraphe">
      <style:text-properties officeooo:paragraph-rsid="00b95cb2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>
      <style:text-properties officeooo:paragraph-rsid="01336347"/>
    </style:style>
    <style:style style:name="P26" style:family="paragraph" style:parent-style-name="_5f_Footer_20_page_20_paire_20__28_G_29_">
      <style:text-properties officeooo:paragraph-rsid="0135ac9e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42af40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9" style:family="paragraph" style:parent-style-name="_5f_Paragraphe_5f_Bullet" style:list-style-name=""/>
    <style:style style:name="P50" style:family="paragraph" style:parent-style-name="_5f_Paragraphe_5f_Réponse_5f_Elève_5f_numéroté" style:list-style-name="_5f_Numérotation_20_des_20_exercices"/>
    <style:style style:name="P51" style:family="paragraph" style:parent-style-name="_5f_Premier_5f_Titre_5f_Exercices_5f_avec_5f_Num_20_Exo_5f_Avec_5f_Titre" style:list-style-name="_5f_Numérotation_20_des_20_exercices"/>
    <style:style style:name="P52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53" style:family="paragraph" style:parent-style-name="_5f_Premier_5f_Titre_5f_Exercices_5f_avec_5f_Num_5f_Exo_5f_sans_5f_Titre" style:list-style-name="_5f_Numérotation_20_des_20_exercices"/>
    <style:style style:name="P54" style:family="paragraph" style:parent-style-name="_5f_Premier_5f_Titre_5f_Exercices_5f_avec_5f_Num_5f_Exo_5f_sans_5f_Titre" style:list-style-name="_5f_Numérotation_20_des_20_exercices">
      <style:text-properties officeooo:paragraph-rsid="00b1ed6a"/>
    </style:style>
    <style:style style:name="P55" style:family="paragraph" style:parent-style-name="_5f_Premier_5f_Titre_5f_Exercices_5f_avec_5f_Num_5f_Exo_5f_sans_5f_Titre" style:list-style-name="_5f_Numérotation_20_des_20_exercices">
      <style:text-properties officeooo:paragraph-rsid="00a6b505"/>
    </style:style>
    <style:style style:name="P56" style:family="paragraph" style:parent-style-name="_5f_Titre_5f_Exercices_5f_avec_5f_Titre" style:list-style-name="_5f_Numérotation_20_des_20_exercices"/>
    <style:style style:name="P57" style:family="paragraph" style:parent-style-name="_5f_Titre_5f_Exercices_5f_avec_5f_Titre" style:list-style-name="_5f_Numérotation_20_des_20_exercices">
      <style:text-properties officeooo:paragraph-rsid="00a6b505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solid" draw:fill-color="#f99e06"/>
    </style:style>
    <style:style style:name="P61" style:family="paragraph">
      <loext:graphic-properties draw:fill="solid" draw:fill-color="#d62e4e"/>
    </style:style>
    <style:style style:name="P62" style:family="paragraph">
      <loext:graphic-properties draw:fill="solid" draw:fill-color="#7fb241"/>
    </style:style>
    <style:style style:name="P63" style:family="paragraph">
      <loext:graphic-properties draw:fill="solid" draw:fill-color="#9d0f89"/>
    </style:style>
    <style:style style:name="P64" style:family="paragraph">
      <loext:graphic-properties draw:fill="solid" draw:fill-color="#1ca2b8"/>
    </style:style>
    <style:style style:name="P65" style:family="paragraph">
      <loext:graphic-properties draw:fill="solid" draw:fill-color="#d7e12c"/>
    </style:style>
    <style:style style:name="P6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a4f46e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officeooo:rsid="00b5c7bf"/>
    </style:style>
    <style:style style:name="T12" style:family="text">
      <style:text-properties style:use-window-font-color="true" loext:opacity="0%" officeooo:rsid="00b79475"/>
    </style:style>
    <style:style style:name="T13" style:family="text">
      <style:text-properties style:use-window-font-color="true" loext:opacity="0%" officeooo:rsid="00b9ee87"/>
    </style:style>
    <style:style style:name="T14" style:family="text">
      <style:text-properties style:use-window-font-color="true" loext:opacity="0%" officeooo:rsid="00abe82d"/>
    </style:style>
    <style:style style:name="T15" style:family="text">
      <style:text-properties style:use-window-font-color="true" loext:opacity="0%" officeooo:rsid="00be05bf"/>
    </style:style>
    <style:style style:name="T16" style:family="text">
      <style:text-properties officeooo:rsid="00a6b505"/>
    </style:style>
    <style:style style:name="T17" style:family="text">
      <style:text-properties officeooo:rsid="00abe82d"/>
    </style:style>
    <style:style style:name="T18" style:family="text">
      <style:text-properties style:font-name="Bitstream Vera Sans1" fo:font-style="normal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af7c55" style:font-style-asian="normal" style:font-style-complex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c2c12a" fo:background-color="transparent" loext:char-shading-value="0"/>
    </style:style>
    <style:style style:name="T23" style:family="text">
      <style:text-properties officeooo:rsid="00b1ed6a"/>
    </style:style>
    <style:style style:name="T24" style:family="text">
      <style:text-properties officeooo:rsid="00b95cb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bb0f98" style:font-weight-asian="bold" style:font-weight-complex="bold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fo:background-color="transparent" loext:char-shading-value="0"/>
    </style:style>
    <style:style style:name="T29" style:family="text">
      <style:text-properties fo:color="#c9211e" loext:opacity="100%" fo:font-style="normal" style:font-style-asian="normal" style:font-style-complex="normal"/>
    </style:style>
    <style:style style:name="T30" style:family="text">
      <style:text-properties fo:color="#3faf46" loext:opacity="100%"/>
    </style:style>
    <style:style style:name="T31" style:family="text">
      <style:text-properties fo:color="#3faf46" loext:opacity="100%" fo:font-style="normal" style:font-style-asian="normal" style:font-style-complex="normal"/>
    </style:style>
    <style:style style:name="T3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776*" fo:start-indent="0cm" fo:end-indent="0.249cm"/>
          <style:column style:rel-width="917*" fo:start-indent="0.249cm" fo:end-indent="0.249cm"/>
          <style:column style:rel-width="3495*" fo:start-indent="0.2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2" text:outline-level="1"><text:span text:style-name="_5f_Caractères_5f_gras">Le crible d'Ératosthène</text:span></text:h>
          <text:list>
            <text:list-item>
              <text:p text:style-name="_5f_Paragraphe_5f_avec_5f_Num_5f_Question"><text:span text:style-name="_5f_Caractères"><text:span text:style-name="T10">On veut déterminer tous les nombres premiers inférieurs à 100. Pour cela, on utilise un tableau </text:span></text:span><text:span text:style-name="_5f_Caractères"><text:span text:style-name="T11">qu’on appelle </text:span></text:span><text:span text:style-name="_5f_Caractères"><text:span text:style-name="T10">le crible d’Ératosthène :</text:span></text:span><text:span text:style-name="_5f_Caractères"> </text:span></text:p>
            </text:list-item>
          </text:list>
        </text:list-item>
      </text:list>
      <text:h text:style-name="P49" text:outline-level="1"><text:span text:style-name="_5f_Caractères">Commence par barrer 1 </text:span></text:h>
      <text:h text:style-name="P49" text:outline-level="1"><text:span text:style-name="_5f_Caractères">Puis barre tous les multiples de 2 sauf 2 ;</text:span></text:h>
      <text:h text:style-name="P49" text:outline-level="1"><text:span text:style-name="_5f_Caractères">Quel est le premier nombre non barré après 2 ? </text:span><text:span text:style-name="_5f_pointillés_20_gris">….</text:span></text:h>
      <text:h text:style-name="P49" text:outline-level="1"><text:span text:style-name="_5f_Caractères">Barre tous ses multiples.</text:span></text:h>
      <text:h text:style-name="P49" text:outline-level="1"><text:span text:style-name="_5f_Caractères">Reproduis ce processus en repérant à chaque étape le premier nombre non barré du tableau et en barrant ses multiples.</text:span></text:h>
      <table:table table:name="Tableau44" table:style-name="Tableau44">
        <table:table-column table:style-name="Tableau44.A" table:number-columns-repeated="9"/>
        <table:table-column table:style-name="Tableau44.J"/>
        <table:table-row table:style-name="Tableau44.1">
          <table:table-cell table:style-name="Tableau44.A1" office:value-type="float" office:value="1">
            <text:h text:style-name="_5f_Tableau_5f_Centré_5f_Gras" text:outline-level="1"><text:span text:style-name="_5f_Caractères"><text:span text:style-name="T25">1</text:span></text:span></text:h>
          </table:table-cell>
          <table:table-cell table:style-name="Tableau44.A1" office:value-type="float" office:value="2">
            <text:h text:style-name="_5f_Tableau_5f_Centré_5f_Gras" text:outline-level="1"><text:span text:style-name="_5f_Caractères"><text:span text:style-name="T25">2</text:span></text:span></text:h>
          </table:table-cell>
          <table:table-cell table:style-name="Tableau44.A1" office:value-type="float" office:value="3">
            <text:h text:style-name="_5f_Tableau_5f_Centré_5f_Gras" text:outline-level="1"><text:span text:style-name="_5f_Caractères"><text:span text:style-name="T25">3</text:span></text:span></text:h>
          </table:table-cell>
          <table:table-cell table:style-name="Tableau44.A1" office:value-type="float" office:value="4">
            <text:h text:style-name="_5f_Tableau_5f_Centré_5f_Gras" text:outline-level="1"><text:span text:style-name="_5f_Caractères"><text:span text:style-name="T25">4</text:span></text:span></text:h>
          </table:table-cell>
          <table:table-cell table:style-name="Tableau44.A1" office:value-type="float" office:value="5">
            <text:h text:style-name="_5f_Tableau_5f_Centré_5f_Gras" text:outline-level="1"><text:span text:style-name="_5f_Caractères"><text:span text:style-name="T25">5</text:span></text:span></text:h>
          </table:table-cell>
          <table:table-cell table:style-name="Tableau44.A1" office:value-type="float" office:value="6">
            <text:h text:style-name="_5f_Tableau_5f_Centré_5f_Gras" text:outline-level="1"><text:span text:style-name="_5f_Caractères"><text:span text:style-name="T25">6</text:span></text:span></text:h>
          </table:table-cell>
          <table:table-cell table:style-name="Tableau44.A1" office:value-type="float" office:value="7">
            <text:h text:style-name="_5f_Tableau_5f_Centré_5f_Gras" text:outline-level="1"><text:span text:style-name="_5f_Caractères"><text:span text:style-name="T25">7</text:span></text:span></text:h>
          </table:table-cell>
          <table:table-cell table:style-name="Tableau44.A1" office:value-type="float" office:value="8">
            <text:h text:style-name="_5f_Tableau_5f_Centré_5f_Gras" text:outline-level="1"><text:span text:style-name="_5f_Caractères"><text:span text:style-name="T25">8</text:span></text:span></text:h>
          </table:table-cell>
          <table:table-cell table:style-name="Tableau44.A1" office:value-type="float" office:value="9">
            <text:h text:style-name="_5f_Tableau_5f_Centré_5f_Gras" text:outline-level="1"><text:span text:style-name="_5f_Caractères"><text:span text:style-name="T25">9</text:span></text:span></text:h>
          </table:table-cell>
          <table:table-cell table:style-name="Tableau44.J1" office:value-type="float" office:value="10">
            <text:h text:style-name="_5f_Tableau_5f_Centré_5f_Gras" text:outline-level="1"><text:span text:style-name="_5f_Caractères"><text:span text:style-name="T25">10</text:span></text:span></text:h>
          </table:table-cell>
        </table:table-row>
        <table:table-row table:style-name="Tableau44.1">
          <table:table-cell table:style-name="Tableau44.A2" office:value-type="float" office:value="11">
            <text:h text:style-name="_5f_Tableau_5f_Centré_5f_Gras" text:outline-level="1"><text:span text:style-name="_5f_Caractères"><text:span text:style-name="T25">11</text:span></text:span></text:h>
          </table:table-cell>
          <table:table-cell table:style-name="Tableau44.A2" office:value-type="float" office:value="12">
            <text:h text:style-name="_5f_Tableau_5f_Centré" text:outline-level="1"><text:span text:style-name="_5f_Caractères"><text:span text:style-name="T25">12</text:span></text:span></text:h>
          </table:table-cell>
          <table:table-cell table:style-name="Tableau44.A2" office:value-type="float" office:value="13">
            <text:h text:style-name="_5f_Tableau_5f_Centré" text:outline-level="1"><text:span text:style-name="_5f_Caractères"><text:span text:style-name="T25">13</text:span></text:span></text:h>
          </table:table-cell>
          <table:table-cell table:style-name="Tableau44.A2" office:value-type="float" office:value="14">
            <text:h text:style-name="_5f_Tableau_5f_Centré" text:outline-level="1"><text:span text:style-name="_5f_Caractères"><text:span text:style-name="T25">14</text:span></text:span></text:h>
          </table:table-cell>
          <table:table-cell table:style-name="Tableau44.A2" office:value-type="float" office:value="15">
            <text:h text:style-name="_5f_Tableau_5f_Centré" text:outline-level="1"><text:span text:style-name="_5f_Caractères"><text:span text:style-name="T25">15</text:span></text:span></text:h>
          </table:table-cell>
          <table:table-cell table:style-name="Tableau44.A2" office:value-type="float" office:value="16">
            <text:h text:style-name="_5f_Tableau_5f_Centré" text:outline-level="1"><text:span text:style-name="_5f_Caractères"><text:span text:style-name="T25">16</text:span></text:span></text:h>
          </table:table-cell>
          <table:table-cell table:style-name="Tableau44.A2" office:value-type="float" office:value="17">
            <text:h text:style-name="_5f_Tableau_5f_Centré" text:outline-level="1"><text:span text:style-name="_5f_Caractères"><text:span text:style-name="T25">17</text:span></text:span></text:h>
          </table:table-cell>
          <table:table-cell table:style-name="Tableau44.A2" office:value-type="float" office:value="18">
            <text:h text:style-name="_5f_Tableau_5f_Centré" text:outline-level="1"><text:span text:style-name="_5f_Caractères"><text:span text:style-name="T25">18</text:span></text:span></text:h>
          </table:table-cell>
          <table:table-cell table:style-name="Tableau44.A2" office:value-type="float" office:value="19">
            <text:h text:style-name="_5f_Tableau_5f_Centré" text:outline-level="1"><text:span text:style-name="_5f_Caractères"><text:span text:style-name="T25">19</text:span></text:span></text:h>
          </table:table-cell>
          <table:table-cell table:style-name="Tableau44.J2" office:value-type="float" office:value="20">
            <text:h text:style-name="_5f_Tableau_5f_Centré" text:outline-level="1"><text:span text:style-name="_5f_Caractères"><text:span text:style-name="T25">20</text:span></text:span></text:h>
          </table:table-cell>
        </table:table-row>
        <table:table-row table:style-name="Tableau44.1">
          <table:table-cell table:style-name="Tableau44.A2" office:value-type="float" office:value="21">
            <text:h text:style-name="_5f_Tableau_5f_Centré_5f_Gras" text:outline-level="1"><text:span text:style-name="_5f_Caractères"><text:span text:style-name="T25">21</text:span></text:span></text:h>
          </table:table-cell>
          <table:table-cell table:style-name="Tableau44.A2" office:value-type="float" office:value="22">
            <text:h text:style-name="_5f_Tableau_5f_Centré" text:outline-level="1"><text:span text:style-name="_5f_Caractères"><text:span text:style-name="T25">22</text:span></text:span></text:h>
          </table:table-cell>
          <table:table-cell table:style-name="Tableau44.A2" office:value-type="float" office:value="23">
            <text:h text:style-name="_5f_Tableau_5f_Centré" text:outline-level="1"><text:span text:style-name="_5f_Caractères"><text:span text:style-name="T25">23</text:span></text:span></text:h>
          </table:table-cell>
          <table:table-cell table:style-name="Tableau44.A2" office:value-type="float" office:value="24">
            <text:h text:style-name="_5f_Tableau_5f_Centré" text:outline-level="1"><text:span text:style-name="_5f_Caractères"><text:span text:style-name="T25">24</text:span></text:span></text:h>
          </table:table-cell>
          <table:table-cell table:style-name="Tableau44.A2" office:value-type="float" office:value="25">
            <text:h text:style-name="_5f_Tableau_5f_Centré" text:outline-level="1"><text:span text:style-name="_5f_Caractères"><text:span text:style-name="T25">25</text:span></text:span></text:h>
          </table:table-cell>
          <table:table-cell table:style-name="Tableau44.A2" office:value-type="float" office:value="26">
            <text:h text:style-name="_5f_Tableau_5f_Centré" text:outline-level="1"><text:span text:style-name="_5f_Caractères"><text:span text:style-name="T25">26</text:span></text:span></text:h>
          </table:table-cell>
          <table:table-cell table:style-name="Tableau44.A2" office:value-type="float" office:value="27">
            <text:h text:style-name="_5f_Tableau_5f_Centré" text:outline-level="1"><text:span text:style-name="_5f_Caractères"><text:span text:style-name="T25">27</text:span></text:span></text:h>
          </table:table-cell>
          <table:table-cell table:style-name="Tableau44.A2" office:value-type="float" office:value="28">
            <text:h text:style-name="_5f_Tableau_5f_Centré" text:outline-level="1"><text:span text:style-name="_5f_Caractères"><text:span text:style-name="T25">28</text:span></text:span></text:h>
          </table:table-cell>
          <table:table-cell table:style-name="Tableau44.A2" office:value-type="float" office:value="29">
            <text:h text:style-name="_5f_Tableau_5f_Centré" text:outline-level="1"><text:span text:style-name="_5f_Caractères"><text:span text:style-name="T25">29</text:span></text:span></text:h>
          </table:table-cell>
          <table:table-cell table:style-name="Tableau44.J2" office:value-type="float" office:value="30">
            <text:h text:style-name="_5f_Tableau_5f_Centré" text:outline-level="1"><text:span text:style-name="_5f_Caractères"><text:span text:style-name="T25">30</text:span></text:span></text:h>
          </table:table-cell>
        </table:table-row>
        <table:table-row table:style-name="Tableau44.1">
          <table:table-cell table:style-name="Tableau44.A2" office:value-type="float" office:value="31">
            <text:h text:style-name="_5f_Tableau_5f_Centré_5f_Gras" text:outline-level="1"><text:span text:style-name="_5f_Caractères"><text:span text:style-name="T25">31</text:span></text:span></text:h>
          </table:table-cell>
          <table:table-cell table:style-name="Tableau44.A2" office:value-type="float" office:value="32">
            <text:h text:style-name="_5f_Tableau_5f_Centré" text:outline-level="1"><text:span text:style-name="_5f_Caractères"><text:span text:style-name="T25">32</text:span></text:span></text:h>
          </table:table-cell>
          <table:table-cell table:style-name="Tableau44.A2" office:value-type="float" office:value="33">
            <text:h text:style-name="_5f_Tableau_5f_Centré" text:outline-level="1"><text:span text:style-name="_5f_Caractères"><text:span text:style-name="T25">33</text:span></text:span></text:h>
          </table:table-cell>
          <table:table-cell table:style-name="Tableau44.A2" office:value-type="float" office:value="34">
            <text:h text:style-name="_5f_Tableau_5f_Centré" text:outline-level="1"><text:span text:style-name="_5f_Caractères"><text:span text:style-name="T25">34</text:span></text:span></text:h>
          </table:table-cell>
          <table:table-cell table:style-name="Tableau44.A2" office:value-type="float" office:value="35">
            <text:h text:style-name="_5f_Tableau_5f_Centré" text:outline-level="1"><text:span text:style-name="_5f_Caractères"><text:span text:style-name="T25">35</text:span></text:span></text:h>
          </table:table-cell>
          <table:table-cell table:style-name="Tableau44.A2" office:value-type="float" office:value="36">
            <text:h text:style-name="_5f_Tableau_5f_Centré" text:outline-level="1"><text:span text:style-name="_5f_Caractères"><text:span text:style-name="T25">36</text:span></text:span></text:h>
          </table:table-cell>
          <table:table-cell table:style-name="Tableau44.A2" office:value-type="float" office:value="37">
            <text:h text:style-name="_5f_Tableau_5f_Centré" text:outline-level="1"><text:span text:style-name="_5f_Caractères"><text:span text:style-name="T25">37</text:span></text:span></text:h>
          </table:table-cell>
          <table:table-cell table:style-name="Tableau44.A2" office:value-type="float" office:value="38">
            <text:h text:style-name="_5f_Tableau_5f_Centré" text:outline-level="1"><text:span text:style-name="_5f_Caractères"><text:span text:style-name="T25">38</text:span></text:span></text:h>
          </table:table-cell>
          <table:table-cell table:style-name="Tableau44.A2" office:value-type="float" office:value="39">
            <text:h text:style-name="_5f_Tableau_5f_Centré" text:outline-level="1"><text:span text:style-name="_5f_Caractères"><text:span text:style-name="T25">39</text:span></text:span></text:h>
          </table:table-cell>
          <table:table-cell table:style-name="Tableau44.J2" office:value-type="float" office:value="40">
            <text:h text:style-name="_5f_Tableau_5f_Centré" text:outline-level="1"><text:span text:style-name="_5f_Caractères"><text:span text:style-name="T25">40</text:span></text:span></text:h>
          </table:table-cell>
        </table:table-row>
        <table:table-row table:style-name="Tableau44.1">
          <table:table-cell table:style-name="Tableau44.A2" office:value-type="float" office:value="41">
            <text:h text:style-name="_5f_Tableau_5f_Centré_5f_Gras" text:outline-level="1"><text:span text:style-name="_5f_Caractères"><text:span text:style-name="T25">41</text:span></text:span></text:h>
          </table:table-cell>
          <table:table-cell table:style-name="Tableau44.A2" office:value-type="float" office:value="42">
            <text:h text:style-name="_5f_Tableau_5f_Centré" text:outline-level="1"><text:span text:style-name="_5f_Caractères"><text:span text:style-name="T25">42</text:span></text:span></text:h>
          </table:table-cell>
          <table:table-cell table:style-name="Tableau44.A2" office:value-type="float" office:value="43">
            <text:h text:style-name="_5f_Tableau_5f_Centré" text:outline-level="1"><text:span text:style-name="_5f_Caractères"><text:span text:style-name="T25">43</text:span></text:span></text:h>
          </table:table-cell>
          <table:table-cell table:style-name="Tableau44.A2" office:value-type="float" office:value="44">
            <text:h text:style-name="_5f_Tableau_5f_Centré" text:outline-level="1"><text:span text:style-name="_5f_Caractères"><text:span text:style-name="T25">44</text:span></text:span></text:h>
          </table:table-cell>
          <table:table-cell table:style-name="Tableau44.A2" office:value-type="float" office:value="45">
            <text:h text:style-name="_5f_Tableau_5f_Centré" text:outline-level="1"><text:span text:style-name="_5f_Caractères"><text:span text:style-name="T25">45</text:span></text:span></text:h>
          </table:table-cell>
          <table:table-cell table:style-name="Tableau44.A2" office:value-type="float" office:value="46">
            <text:h text:style-name="_5f_Tableau_5f_Centré" text:outline-level="1"><text:span text:style-name="_5f_Caractères"><text:span text:style-name="T25">46</text:span></text:span></text:h>
          </table:table-cell>
          <table:table-cell table:style-name="Tableau44.A2" office:value-type="float" office:value="47">
            <text:h text:style-name="_5f_Tableau_5f_Centré" text:outline-level="1"><text:span text:style-name="_5f_Caractères"><text:span text:style-name="T25">47</text:span></text:span></text:h>
          </table:table-cell>
          <table:table-cell table:style-name="Tableau44.A2" office:value-type="float" office:value="48">
            <text:h text:style-name="_5f_Tableau_5f_Centré" text:outline-level="1"><text:span text:style-name="_5f_Caractères"><text:span text:style-name="T25">48</text:span></text:span></text:h>
          </table:table-cell>
          <table:table-cell table:style-name="Tableau44.A2" office:value-type="float" office:value="49">
            <text:h text:style-name="_5f_Tableau_5f_Centré" text:outline-level="1"><text:span text:style-name="_5f_Caractères"><text:span text:style-name="T25">49</text:span></text:span></text:h>
          </table:table-cell>
          <table:table-cell table:style-name="Tableau44.J5" office:value-type="string">
            <text:h text:style-name="_5f_Tableau_5f_Centré" text:outline-level="1"><text:span text:style-name="_5f_Caractères"><text:span text:style-name="T25">50</text:span></text:span></text:h>
          </table:table-cell>
        </table:table-row>
        <table:table-row table:style-name="Tableau44.1">
          <table:table-cell table:style-name="Tableau44.A6" office:value-type="string">
            <text:h text:style-name="_5f_Tableau_5f_Centré_5f_Gras" text:outline-level="1"><text:span text:style-name="_5f_Caractères"><text:span text:style-name="T25">51</text:span></text:span></text:h>
          </table:table-cell>
          <table:table-cell table:style-name="Tableau44.B6" office:value-type="string">
            <text:h text:style-name="_5f_Tableau_5f_Centré" text:outline-level="1"><text:span text:style-name="_5f_Caractères"><text:span text:style-name="T25">52</text:span></text:span></text:h>
          </table:table-cell>
          <table:table-cell table:style-name="Tableau44.C6" office:value-type="string">
            <text:h text:style-name="_5f_Tableau_5f_Centré" text:outline-level="1"><text:span text:style-name="_5f_Caractères"><text:span text:style-name="T25">53</text:span></text:span></text:h>
          </table:table-cell>
          <table:table-cell table:style-name="Tableau44.D6" office:value-type="string">
            <text:h text:style-name="_5f_Tableau_5f_Centré" text:outline-level="1"><text:span text:style-name="_5f_Caractères"><text:span text:style-name="T25">54</text:span></text:span></text:h>
          </table:table-cell>
          <table:table-cell table:style-name="Tableau44.E6" office:value-type="string">
            <text:h text:style-name="_5f_Tableau_5f_Centré" text:outline-level="1"><text:span text:style-name="_5f_Caractères"><text:span text:style-name="T25">55</text:span></text:span></text:h>
          </table:table-cell>
          <table:table-cell table:style-name="Tableau44.F6" office:value-type="string">
            <text:h text:style-name="_5f_Tableau_5f_Centré" text:outline-level="1"><text:span text:style-name="_5f_Caractères"><text:span text:style-name="T25">56</text:span></text:span></text:h>
          </table:table-cell>
          <table:table-cell table:style-name="Tableau44.G6" office:value-type="string">
            <text:h text:style-name="_5f_Tableau_5f_Centré" text:outline-level="1"><text:span text:style-name="_5f_Caractères"><text:span text:style-name="T25">57</text:span></text:span></text:h>
          </table:table-cell>
          <table:table-cell table:style-name="Tableau44.H6" office:value-type="string">
            <text:h text:style-name="_5f_Tableau_5f_Centré" text:outline-level="1"><text:span text:style-name="_5f_Caractères"><text:span text:style-name="T25">58</text:span></text:span></text:h>
          </table:table-cell>
          <table:table-cell table:style-name="Tableau44.I6" office:value-type="string">
            <text:h text:style-name="_5f_Tableau_5f_Centré" text:outline-level="1"><text:span text:style-name="_5f_Caractères"><text:span text:style-name="T25">59</text:span></text:span></text:h>
          </table:table-cell>
          <table:table-cell table:style-name="Tableau44.J6" office:value-type="string">
            <text:h text:style-name="_5f_Tableau_5f_Centré" text:outline-level="1"><text:span text:style-name="_5f_Caractères"><text:span text:style-name="T25">60</text:span></text:span></text:h>
          </table:table-cell>
        </table:table-row>
        <table:table-row table:style-name="Tableau44.1">
          <table:table-cell table:style-name="Tableau44.A7" office:value-type="string">
            <text:h text:style-name="_5f_Tableau_5f_Centré_5f_Gras" text:outline-level="1"><text:span text:style-name="_5f_Caractères"><text:span text:style-name="T25">61</text:span></text:span></text:h>
          </table:table-cell>
          <table:table-cell table:style-name="Tableau44.B7" office:value-type="string">
            <text:h text:style-name="_5f_Tableau_5f_Centré" text:outline-level="1"><text:span text:style-name="_5f_Caractères"><text:span text:style-name="T25">62</text:span></text:span></text:h>
          </table:table-cell>
          <table:table-cell table:style-name="Tableau44.C7" office:value-type="string">
            <text:h text:style-name="_5f_Tableau_5f_Centré" text:outline-level="1"><text:span text:style-name="_5f_Caractères"><text:span text:style-name="T25">63</text:span></text:span></text:h>
          </table:table-cell>
          <table:table-cell table:style-name="Tableau44.D7" office:value-type="string">
            <text:h text:style-name="_5f_Tableau_5f_Centré" text:outline-level="1"><text:span text:style-name="_5f_Caractères"><text:span text:style-name="T25">64</text:span></text:span></text:h>
          </table:table-cell>
          <table:table-cell table:style-name="Tableau44.E7" office:value-type="string">
            <text:h text:style-name="_5f_Tableau_5f_Centré" text:outline-level="1"><text:span text:style-name="_5f_Caractères"><text:span text:style-name="T25">65</text:span></text:span></text:h>
          </table:table-cell>
          <table:table-cell table:style-name="Tableau44.F7" office:value-type="string">
            <text:h text:style-name="_5f_Tableau_5f_Centré" text:outline-level="1"><text:span text:style-name="_5f_Caractères"><text:span text:style-name="T25">66</text:span></text:span></text:h>
          </table:table-cell>
          <table:table-cell table:style-name="Tableau44.G7" office:value-type="string">
            <text:h text:style-name="_5f_Tableau_5f_Centré" text:outline-level="1"><text:span text:style-name="_5f_Caractères"><text:span text:style-name="T25">67</text:span></text:span></text:h>
          </table:table-cell>
          <table:table-cell table:style-name="Tableau44.H7" office:value-type="string">
            <text:h text:style-name="_5f_Tableau_5f_Centré" text:outline-level="1"><text:span text:style-name="_5f_Caractères"><text:span text:style-name="T25">68</text:span></text:span></text:h>
          </table:table-cell>
          <table:table-cell table:style-name="Tableau44.I7" office:value-type="string">
            <text:h text:style-name="_5f_Tableau_5f_Centré" text:outline-level="1"><text:span text:style-name="_5f_Caractères"><text:span text:style-name="T25">69</text:span></text:span></text:h>
          </table:table-cell>
          <table:table-cell table:style-name="Tableau44.J7" office:value-type="string">
            <text:h text:style-name="_5f_Tableau_5f_Centré" text:outline-level="1"><text:span text:style-name="_5f_Caractères"><text:span text:style-name="T25">70</text:span></text:span></text:h>
          </table:table-cell>
        </table:table-row>
        <table:table-row table:style-name="Tableau44.1">
          <table:table-cell table:style-name="Tableau44.A8" office:value-type="string">
            <text:h text:style-name="_5f_Tableau_5f_Centré_5f_Gras" text:outline-level="1"><text:span text:style-name="_5f_Caractères"><text:span text:style-name="T25">71</text:span></text:span></text:h>
          </table:table-cell>
          <table:table-cell table:style-name="Tableau44.B8" office:value-type="string">
            <text:h text:style-name="_5f_Tableau_5f_Centré" text:outline-level="1"><text:span text:style-name="_5f_Caractères"><text:span text:style-name="T25">72</text:span></text:span></text:h>
          </table:table-cell>
          <table:table-cell table:style-name="Tableau44.C8" office:value-type="string">
            <text:h text:style-name="_5f_Tableau_5f_Centré" text:outline-level="1"><text:span text:style-name="_5f_Caractères"><text:span text:style-name="T25">73</text:span></text:span></text:h>
          </table:table-cell>
          <table:table-cell table:style-name="Tableau44.D8" office:value-type="string">
            <text:h text:style-name="_5f_Tableau_5f_Centré" text:outline-level="1"><text:span text:style-name="_5f_Caractères"><text:span text:style-name="T25">74</text:span></text:span></text:h>
          </table:table-cell>
          <table:table-cell table:style-name="Tableau44.E8" office:value-type="string">
            <text:h text:style-name="_5f_Tableau_5f_Centré" text:outline-level="1"><text:span text:style-name="_5f_Caractères"><text:span text:style-name="T25">75</text:span></text:span></text:h>
          </table:table-cell>
          <table:table-cell table:style-name="Tableau44.F8" office:value-type="string">
            <text:h text:style-name="_5f_Tableau_5f_Centré" text:outline-level="1"><text:span text:style-name="_5f_Caractères"><text:span text:style-name="T25">76</text:span></text:span></text:h>
          </table:table-cell>
          <table:table-cell table:style-name="Tableau44.G8" office:value-type="string">
            <text:h text:style-name="_5f_Tableau_5f_Centré" text:outline-level="1"><text:span text:style-name="_5f_Caractères"><text:span text:style-name="T25">77</text:span></text:span></text:h>
          </table:table-cell>
          <table:table-cell table:style-name="Tableau44.H8" office:value-type="string">
            <text:h text:style-name="_5f_Tableau_5f_Centré" text:outline-level="1"><text:span text:style-name="_5f_Caractères"><text:span text:style-name="T25">78</text:span></text:span></text:h>
          </table:table-cell>
          <table:table-cell table:style-name="Tableau44.I8" office:value-type="string">
            <text:h text:style-name="_5f_Tableau_5f_Centré" text:outline-level="1"><text:span text:style-name="_5f_Caractères"><text:span text:style-name="T25">79</text:span></text:span></text:h>
          </table:table-cell>
          <table:table-cell table:style-name="Tableau44.J8" office:value-type="string">
            <text:h text:style-name="_5f_Tableau_5f_Centré" text:outline-level="1"><text:span text:style-name="_5f_Caractères"><text:span text:style-name="T25">80</text:span></text:span></text:h>
          </table:table-cell>
        </table:table-row>
        <table:table-row table:style-name="Tableau44.1">
          <table:table-cell table:style-name="Tableau44.A9" office:value-type="string">
            <text:h text:style-name="_5f_Tableau_5f_Centré_5f_Gras" text:outline-level="1"><text:span text:style-name="_5f_Caractères"><text:span text:style-name="T25">81</text:span></text:span></text:h>
          </table:table-cell>
          <table:table-cell table:style-name="Tableau44.B9" office:value-type="string">
            <text:h text:style-name="_5f_Tableau_5f_Centré" text:outline-level="1"><text:span text:style-name="_5f_Caractères"><text:span text:style-name="T25">82</text:span></text:span></text:h>
          </table:table-cell>
          <table:table-cell table:style-name="Tableau44.C9" office:value-type="string">
            <text:h text:style-name="_5f_Tableau_5f_Centré" text:outline-level="1"><text:span text:style-name="_5f_Caractères"><text:span text:style-name="T25">83</text:span></text:span></text:h>
          </table:table-cell>
          <table:table-cell table:style-name="Tableau44.D9" office:value-type="string">
            <text:h text:style-name="_5f_Tableau_5f_Centré" text:outline-level="1"><text:span text:style-name="_5f_Caractères"><text:span text:style-name="T25">84</text:span></text:span></text:h>
          </table:table-cell>
          <table:table-cell table:style-name="Tableau44.E9" office:value-type="string">
            <text:h text:style-name="_5f_Tableau_5f_Centré" text:outline-level="1"><text:span text:style-name="_5f_Caractères"><text:span text:style-name="T25">85</text:span></text:span></text:h>
          </table:table-cell>
          <table:table-cell table:style-name="Tableau44.F9" office:value-type="string">
            <text:h text:style-name="_5f_Tableau_5f_Centré" text:outline-level="1"><text:span text:style-name="_5f_Caractères"><text:span text:style-name="T25">86</text:span></text:span></text:h>
          </table:table-cell>
          <table:table-cell table:style-name="Tableau44.G9" office:value-type="string">
            <text:h text:style-name="_5f_Tableau_5f_Centré" text:outline-level="1"><text:span text:style-name="_5f_Caractères"><text:span text:style-name="T25">87</text:span></text:span></text:h>
          </table:table-cell>
          <table:table-cell table:style-name="Tableau44.H9" office:value-type="string">
            <text:h text:style-name="_5f_Tableau_5f_Centré" text:outline-level="1"><text:span text:style-name="_5f_Caractères"><text:span text:style-name="T25">88</text:span></text:span></text:h>
          </table:table-cell>
          <table:table-cell table:style-name="Tableau44.I9" office:value-type="string">
            <text:h text:style-name="_5f_Tableau_5f_Centré" text:outline-level="1"><text:span text:style-name="_5f_Caractères"><text:span text:style-name="T25">89</text:span></text:span></text:h>
          </table:table-cell>
          <table:table-cell table:style-name="Tableau44.J9" office:value-type="string">
            <text:h text:style-name="_5f_Tableau_5f_Centré" text:outline-level="1"><text:span text:style-name="_5f_Caractères"><text:span text:style-name="T25">90</text:span></text:span></text:h>
          </table:table-cell>
        </table:table-row>
        <table:table-row table:style-name="Tableau44.1">
          <table:table-cell table:style-name="Tableau44.A10" office:value-type="string">
            <text:h text:style-name="_5f_Tableau_5f_Centré_5f_Gras" text:outline-level="1"><text:span text:style-name="_5f_Caractères"><text:span text:style-name="T25">91</text:span></text:span></text:h>
          </table:table-cell>
          <table:table-cell table:style-name="Tableau44.B10" office:value-type="string">
            <text:h text:style-name="_5f_Tableau_5f_Centré" text:outline-level="1"><text:span text:style-name="_5f_Caractères"><text:span text:style-name="T25">92</text:span></text:span></text:h>
          </table:table-cell>
          <table:table-cell table:style-name="Tableau44.C10" office:value-type="string">
            <text:h text:style-name="_5f_Tableau_5f_Centré" text:outline-level="1"><text:span text:style-name="_5f_Caractères"><text:span text:style-name="T25">93</text:span></text:span></text:h>
          </table:table-cell>
          <table:table-cell table:style-name="Tableau44.D10" office:value-type="string">
            <text:h text:style-name="_5f_Tableau_5f_Centré" text:outline-level="1"><text:span text:style-name="_5f_Caractères"><text:span text:style-name="T25">94</text:span></text:span></text:h>
          </table:table-cell>
          <table:table-cell table:style-name="Tableau44.E10" office:value-type="string">
            <text:h text:style-name="_5f_Tableau_5f_Centré" text:outline-level="1"><text:span text:style-name="_5f_Caractères"><text:span text:style-name="T25">95</text:span></text:span></text:h>
          </table:table-cell>
          <table:table-cell table:style-name="Tableau44.F10" office:value-type="string">
            <text:h text:style-name="_5f_Tableau_5f_Centré" text:outline-level="1"><text:span text:style-name="_5f_Caractères"><text:span text:style-name="T25">96</text:span></text:span></text:h>
          </table:table-cell>
          <table:table-cell table:style-name="Tableau44.G10" office:value-type="string">
            <text:h text:style-name="_5f_Tableau_5f_Centré" text:outline-level="1"><text:span text:style-name="_5f_Caractères"><text:span text:style-name="T25">97</text:span></text:span></text:h>
          </table:table-cell>
          <table:table-cell table:style-name="Tableau44.H10" office:value-type="string">
            <text:h text:style-name="_5f_Tableau_5f_Centré" text:outline-level="1"><text:span text:style-name="_5f_Caractères"><text:span text:style-name="T25">98</text:span></text:span></text:h>
          </table:table-cell>
          <table:table-cell table:style-name="Tableau44.I10" office:value-type="string">
            <text:h text:style-name="_5f_Tableau_5f_Centré" text:outline-level="1"><text:span text:style-name="_5f_Caractères"><text:span text:style-name="T25">99</text:span></text:span></text:h>
          </table:table-cell>
          <table:table-cell table:style-name="Tableau44.J10" office:value-type="string">
            <text:h text:style-name="_5f_Tableau_5f_Centré" text:outline-level="1"><text:span text:style-name="_5f_Caractères"><text:span text:style-name="T25">100</text:span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ans le tableau précédent tous les nombres qui ne sont pas barrés sont des nombres</text:span><text:span text:style-name="_5f_Caractères"><text:span text:style-name="T10"> </text:span></text:span><text:span text:style-name="_5f_Caractères"><text:span text:style-name="T12">dits </text:span></text:span><text:span text:style-name="_5f_Caractères">premiers. Donne la liste de tous les nombres premiers strictement inférieurs à 30. Tu dois la connaître par cœur.</text:span></text:p>
            </text:list-item>
          </text:list>
        </text:list-item>
      </text:list>
      <text:p text:style-name="P13"><text:span text:style-name="_5f_pointillés_20_gris"><text:span text:style-name="T9"><text:tab/></text:span></text:span><text:span text:style-name="_5f_Caractères"><text:span text:style-name="T9"><text:line-break/></text:span></text:span><text:span text:style-name="_5f_pointillés_20_gris"><text:span text:style-name="T9"><text:tab/><text:tab/><text:tab/><text:tab/></text:span></text:span></text:p>
      <text:list text:continue-numbering="true" text:style-name="_5f_Numérotation_20_des_20_exercices">
        <text:list-item>
          <text:h text:style-name="P56" text:outline-level="1"><text:span text:style-name="_5f_Caractères_5f_gras"><text:span text:style-name="T9">D</text:span></text:span><text:span text:style-name="_5f_Caractères_5f_gras">evinette</text:span></text:h>
        </text:list-item>
      </text:list>
      <text:h text:style-name="_5f_Paragraphe" text:outline-level="1"><text:span text:style-name="_5f_Caractères">Mon double est compris entre 30 et 40, mon tiers est inférieur à 6. Quel nombre premier suis-je ?</text:span></text:h>
      <text:p text:style-name="_5f_Paragraphe_5f_Réponse_5f_Pointillés_5f_Grisés"><text:span text:style-name="_5f_pointillés_20_gris"><text:tab/><text:tab/><text:tab/><text:tab/><text:tab/><text:tab/><text:tab/><text:tab/></text:span></text:p>
      <text:h text:style-name="_5f_Paragraphe" text:outline-level="1"><text:span text:style-name="_5f_Caractères_5f_gras"/></text:h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51" text:outline-level="1"><text:span text:style-name="_5f_Caractères_5f_gras"><text:span text:style-name="T24">D</text:span></text:span><text:span text:style-name="_5f_Caractères_5f_gras">écomposition</text:span></text:h>
        </text:list-item>
      </text:list>
      <text:h text:style-name="_5f_Paragraphe_5f_avec_5f_espace_5f_en_5f_dessous" text:outline-level="1"><text:span text:style-name="_5f_Caractères"><text:span text:style-name="T10">Pour décomposer </text:span></text:span><text:span text:style-name="_5f_Caractères"><text:span text:style-name="T13">un nombre </text:span></text:span><text:span text:style-name="_5f_Caractères"><text:span text:style-name="T10">en produit de facteurs premiers, on peut effectuer des divisions </text:span></text:span><text:span text:style-name="_5f_Caractères"><text:span text:style-name="T13">successives</text:span></text:span><text:span text:style-name="_5f_Caractères"><text:span text:style-name="T10"> par les nombres premiers dans l’ordre croissant.On peut représenter </text:span></text:span><text:span text:style-name="_5f_Caractères"><text:span text:style-name="T13">ces divisions </text:span></text:span><text:span text:style-name="_5f_Caractères"><text:span text:style-name="T10">de la façon suivante en notant dans la colonne de droite les diviseurs successifs et dans celle de gauche les quotients obtenus.</text:span></text:span><text:span text:style-name="_5f_Caractères"> <text:s/></text:span></text:h>
      <text:section text:style-name="Sect1" text:name="Section1">
        <text:h text:style-name="_5f_Paragraphe" text:outline-level="1"><text:span text:style-name="_5f_Caractères_5f_correction">4 680</text:span></text:h>
        <text:h text:style-name="_5f_Paragraphe" text:outline-level="1"><text:span text:style-name="_5f_Caractères">2 340</text:span></text:h>
        <text:h text:style-name="_5f_Paragraphe" text:outline-level="1"><text:span text:style-name="_5f_Caractères">1 170</text:span></text:h>
        <text:h text:style-name="_5f_Paragraphe" text:outline-level="1"><text:span text:style-name="_5f_Caractères">585</text:span></text:h>
        <text:h text:style-name="_5f_Paragraphe" text:outline-level="1"><text:span text:style-name="_5f_Caractères_5f_gras">195</text:span></text:h>
        <text:h text:style-name="_5f_Paragraphe" text:outline-level="1"><text:span text:style-name="_5f_Caractères_5f_gras">65</text:span></text:h>
        <text:h text:style-name="_5f_Paragraphe" text:outline-level="1"><text:span text:style-name="_5f_Caractères">13</text:span></text:h>
        <text:h text:style-name="_5f_Paragraphe" text:outline-level="1"><text:span text:style-name="_5f_Caractères_5f_gras"><text:span text:style-name="T27">2</text:span></text:span></text:h>
        <text:h text:style-name="_5f_Paragraphe" text:outline-level="1"><text:span text:style-name="_5f_Caractères_5f_gras"><text:span text:style-name="T27">2</text:span></text:span></text:h>
        <text:h text:style-name="_5f_Paragraphe" text:outline-level="1"><text:span text:style-name="_5f_Caractères_5f_gras"><text:span text:style-name="T27">2</text:span></text:span></text:h>
        <text:h text:style-name="_5f_Paragraphe" text:outline-level="1"><text:span text:style-name="_5f_Caractères_5f_gras"><text:span text:style-name="T30">3</text:span></text:span></text:h>
        <text:h text:style-name="_5f_Paragraphe" text:outline-level="1"><text:span text:style-name="_5f_Caractères_5f_gras"><text:span text:style-name="T30">3</text:span></text:span></text:h>
        <text:h text:style-name="_5f_Paragraphe" text:outline-level="1"><text:span text:style-name="_5f_Caractères_5f_gras"><text:span text:style-name="T30">5</text:span></text:span></text:h>
        <text:h text:style-name="_5f_Paragraphe" text:outline-level="1"><text:span text:style-name="_5f_Caractères_5f_gras"><text:span text:style-name="T30">13</text:span></text:span></text:h>
        <text:h text:style-name="_5f_Paragraphe" text:outline-level="1"><text:span text:style-name="_5f_Caractères_5f_gras">Explications </text:span></text:h>
        <text:h text:style-name="_5f_Paragraphe" text:outline-level="1"><text:span text:style-name="_5f_Caractères">4 680 = </text:span><text:span text:style-name="_5f_Caractères_5f_gras"><text:span text:style-name="T27">2</text:span></text:span><text:span text:style-name="_5f_Caractères_5f_correction"><text:span text:style-name="T21"> </text:span></text:span><text:span text:style-name="_5f_Caractères">× 2 340</text:span></text:h>
        <text:h text:style-name="_5f_Paragraphe" text:outline-level="1"><text:span text:style-name="_5f_Caractères">2 340 =</text:span><text:span text:style-name="_5f_Caractères_5f_correction"><text:span text:style-name="T21"> </text:span></text:span><text:span text:style-name="_5f_Caractères_5f_gras"><text:span text:style-name="T28">2</text:span></text:span><text:span text:style-name="_5f_Caractères_5f_correction"><text:span text:style-name="T21"> </text:span></text:span><text:span text:style-name="_5f_Caractères"><text:span text:style-name="T21">× 1 170</text:span></text:span></text:h>
        <text:h text:style-name="_5f_Paragraphe" text:outline-level="1"><text:span text:style-name="_5f_Caractères"><text:span text:style-name="T21">1 170 = </text:span></text:span><text:span text:style-name="_5f_Caractères_5f_gras"><text:span text:style-name="T28">2</text:span></text:span><text:span text:style-name="_5f_Caractères_5f_correction"><text:span text:style-name="T21"> </text:span></text:span><text:span text:style-name="_5f_Caractères"><text:span text:style-name="T21">× 585</text:span></text:span></text:h>
        <text:h text:style-name="_5f_Paragraphe" text:outline-level="1"><text:span text:style-name="_5f_Caractères">585 n’étant pas divisible par</text:span><text:span text:style-name="_5f_Caractères_5f_correction"> </text:span><text:span text:style-name="_5f_Caractères_5f_gras">2</text:span><text:span text:style-name="_5f_Caractères">, on regarde s’il est divisible par</text:span><text:span text:style-name="_5f_Caractères_5f_correction"> </text:span><text:span text:style-name="_5f_Caractères_5f_gras">3…</text:span></text:h>
      </text:section>
      <text:h text:style-name="P18" text:outline-level="1"><text:span text:style-name="_5f_Caractères_5f_gras_5f_Vert_5f_Italique"><text:span text:style-name="T18"/></text:span></text:h>
      <text:h text:style-name="P18" text:outline-level="1"><text:span text:style-name="_5f_Caractères">Donc : </text:span><text:span text:style-name="_5f_pointillés_20_gris"><text:tab/></text:span><text:span text:style-name="_5f_Caractères_5f_gras"><text:span text:style-name="T19">4 680 </text:span></text:span><text:span text:style-name="_5f_Caractères"><text:span text:style-name="T19">=</text:span></text:span><text:span text:style-name="_5f_Caractères_5f_gras"><text:span text:style-name="T19"> </text:span></text:span><text:span text:style-name="_5f_Caractères_5f_gras"><text:span text:style-name="T29">2 × 2 × 2 </text:span></text:span><text:span text:style-name="_5f_Caractères_5f_gras"><text:span text:style-name="T19">× </text:span></text:span><text:span text:style-name="_5f_Caractères_5f_gras"><text:span text:style-name="T31">3 × 3 </text:span></text:span><text:span text:style-name="_5f_Caractères_5f_gras"><text:span text:style-name="T19">×</text:span></text:span><text:span text:style-name="_5f_Caractères_5f_gras"><text:span text:style-name="T20"> </text:span></text:span><text:span text:style-name="_5f_Caractères_5f_gras"><text:span text:style-name="T19">5 × 13</text:span></text:span></text:h>
      <text:h text:style-name="_5f_Paragraphe_5f_avec_5f_espace_5f_en_5f_dessous" text:outline-level="1"><text:span text:style-name="_5f_Caractères"><text:span text:style-name="T25"><text:s text:c="3"/>Ou : </text:span></text:span><text:span text:style-name="_5f_pointillés_20_gris"><text:span text:style-name="T25"><text:tab/></text:span></text:span><text:span text:style-name="_5f_Caractères_5f_gras"><text:span text:style-name="T19">4 680 </text:span></text:span><text:span text:style-name="_5f_Caractères"><text:span text:style-name="T19">=</text:span></text:span><text:span text:style-name="_5f_Caractères_5f_gras"><text:span text:style-name="T19"> </text:span></text:span><text:span text:style-name="_5f_Caractères_5f_gras"><text:span text:style-name="T29">2</text:span></text:span><text:span text:style-name="_5f_Caractères_5f_exposant"><text:span text:style-name="T29">3</text:span></text:span><text:span text:style-name="_5f_Caractères_5f_gras"><text:span text:style-name="T19"> × </text:span></text:span><text:span text:style-name="_5f_Caractères_5f_gras"><text:span text:style-name="T31">3</text:span></text:span><text:span text:style-name="_5f_Caractères_5f_exposant"><text:span text:style-name="T31">2</text:span></text:span><text:span text:style-name="_5f_Caractères_5f_gras"><text:span text:style-name="T19"> × 5 × 13</text:span></text:span></text:h>
      <text:h text:style-name="P16" text:outline-level="1"><text:span text:style-name="_5f_Caractères">Détermine la décomposition en produit de facteurs premiers de  : </text:span></text:h>
      <text:p text:style-name="_5f_Paragraphe_5f_Réponse_5f_Elève"><text:span text:style-name="_5f_Caractères">308 =</text:span><text:span text:style-name="_5f_pointillés_20_gris"><text:tab/></text:span></text:p>
      <text:p text:style-name="P15"><text:span text:style-name="_5f_Caractères">252 = </text:span><text:span text:style-name="_5f_pointillés_20_gris"><text:span text:style-name="T16">.<text:tab/></text:span></text:span></text:p>
      <text:p text:style-name="P15"><text:span text:style-name="_5f_Caractères">1 470 = </text:span><text:span text:style-name="_5f_pointillés_20_gris"><text:tab/></text:span></text:p>
      <text:p text:style-name="P15"><text:span text:style-name="_5f_Caractères">3 780 = </text:span><text:span text:style-name="_5f_pointillés_20_gris"><text:tab/></text:span></text:p>
      <text:p text:style-name="P17"><text:span text:style-name="_5f_Caractères"><text:span text:style-name="T21">308</text:span></text:span><text:span text:style-name="_5f_Caractères_5f_correction"><text:span text:style-name="T22"> </text:span></text:span><text:span text:style-name="_5f_Caractères_5f_correction"><text:span text:style-name="T21">×</text:span></text:span><text:span text:style-name="_5f_Caractères_5f_correction"><text:span text:style-name="T22"> 1 470</text:span></text:span><text:span text:style-name="_5f_Caractères"> =</text:span><text:span text:style-name="_5f_pointillés_20_gris"><text:tab/></text:span></text:p>
      <text:list text:continue-numbering="true" text:style-name="_5f_Numérotation_20_des_20_exercices">
        <text:list-item>
          <text:h text:style-name="P57" text:outline-level="1"><text:span text:style-name="_5f_Caractères_5f_gras"><text:span text:style-name="T16">Plus grand diviseur commun</text:span></text:span></text:h>
          <text:list>
            <text:list-item>
              <text:h text:style-name="P54" text:outline-level="1"><text:span text:style-name="_5f_Caractères"><text:span text:style-name="T14">D</text:span></text:span><text:span text:style-name="_5f_Caractères"><text:span text:style-name="T10">écompose</text:span></text:span><text:span text:style-name="_5f_Caractères"><text:span text:style-name="T14"> en </text:span></text:span><text:span text:style-name="_5f_Caractères"><text:span text:style-name="T15">produit de </text:span></text:span><text:span text:style-name="_5f_Caractères"><text:span text:style-name="T14">facteurs premiers </text:span></text:span><text:span text:style-name="_5f_Caractères"><text:span text:style-name="T10">600</text:span></text:span><text:span text:style-name="_5f_Caractères"><text:span text:style-name="T14"> et</text:span></text:span><text:span text:style-name="_5f_Caractères"><text:span text:style-name="T10"> 220</text:span></text:span><text:span text:style-name="_5f_Caractères"><text:span text:style-name="T14">.</text:span></text:span></text:h>
            </text:list-item>
          </text:list>
        </text:list-item>
      </text:list>
      <text:p text:style-name="P14"><text:span text:style-name="_5f_pointillés_20_gris"><text:span text:style-name="T16"><text:tab/></text:span></text:span><text:span text:style-name="_5f_Caractères"><text:span text:style-name="T16"><text:line-break/></text:span></text:span><text:span text:style-name="_5f_pointillés_20_gris"><text:span text:style-name="T16"><text:tab/></text:span></text:span></text:p>
      <text:list text:continue-numbering="true" text:style-name="_5f_Numérotation_20_des_20_exercices">
        <text:list-item>
          <text:list>
            <text:list-item>
              <text:h text:style-name="P55" text:outline-level="1"><text:span text:style-name="_5f_Caractères"><text:span text:style-name="T17">D</text:span></text:span><text:span text:style-name="_5f_Caractères">onne tous les diviseurs communs à 600 et 220</text:span></text:h>
            </text:list-item>
          </text:list>
        </text:list-item>
      </text:list>
      <text:p text:style-name="P14"><text:span text:style-name="_5f_pointillés_20_gris"><text:span text:style-name="T16"><text:tab/></text:span></text:span></text:p>
      <text:list text:continue-numbering="true" text:style-name="_5f_Numérotation_20_des_20_exercices">
        <text:list-item>
          <text:list>
            <text:list-item>
              <text:p text:style-name="P50"><text:span text:style-name="_5f_Caractères"><text:span text:style-name="T17">Q</text:span></text:span><text:span text:style-name="_5f_Caractères">uel est le plus grand de ces diviseurs communs</text:span><text:span text:style-name="_5f_Caractères"><text:span text:style-name="T23"> </text:span></text:span><text:span text:style-name="_5f_Caractères">? </text:span><text:span text:style-name="_5f_pointillés_20_gris"><text:tab/></text:span></text:p>
            </text:list-item>
            <text:list-item>
              <text:h text:style-name="P53" text:outline-level="1"><text:span text:style-name="_5f_Caractères">Comment retrouver le résultat de la question </text:span><text:span text:style-name="_5f_Caractères_5f_gras"><text:span text:style-name="T26">c.</text:span></text:span><text:span text:style-name="_5f_Caractères"> à partir des décompositions de la question </text:span><text:span text:style-name="_5f_Caractères_5f_gras"><text:span text:style-name="T26">a.</text:span></text:span><text:span text:style-name="_5f_Caractères"> <text:s/></text:span></text:h>
            </text:list-item>
          </text:list>
        </text:list-item>
      </text:list>
      <text:p text:style-name="P14"><text:span text:style-name="_5f_pointillés_20_gris"><text:span text:style-name="T16"><text:tab/></text:span></text:span><text:span text:style-name="_5f_Caractères"><text:span text:style-name="T16"><text:line-break/></text:span></text:span><text:span text:style-name="_5f_pointillés_20_gris"><text:span text:style-name="T16"><text:tab/></text:span></text:span></text:p>
      <text:list text:continue-numbering="true" text:style-name="_5f_Numérotation_20_des_20_exercices">
        <text:list-item>
          <text:list>
            <text:list-item>
              <text:h text:style-name="P53" text:outline-level="1"><text:span text:style-name="_5f_Caractères">Détermine le plus grand diviseur commun à 1 275 et 5 950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25" draw:name="Ligne_Entete_Impair_Numerique_2col" draw:style-name="Mgr5" draw:text-style-name="MP4" svg:x1="18.043cm" svg:y1="0.36cm" svg:x2="20.497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Décomposition en produits de facteurs premier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Décomposition en produits de facteurs premier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6-20T06:41:53.399450652</dc:date>
    <meta:editing-duration>PT5H27M</meta:editing-duration>
    <meta:editing-cycles>108</meta:editing-cycles>
    <meta:document-statistic meta:table-count="1" meta:image-count="0" meta:object-count="0" meta:page-count="1" meta:paragraph-count="223" meta:word-count="560" meta:character-count="2662" meta:non-whitespace-character-count="2228"/>
    <meta:template xlink:type="simple" xlink:actuate="onRequest" xlink:title="Modele_Cahier" xlink:href="../../../../../../Modele_Cahier.ott" meta:date="2024-03-02T09:46:07.205140257"/>
  </office:meta>
</office:document-meta>
</file>